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206427" officeooo:paragraph-rsid="00206427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officeooo:rsid="00206427" officeooo:paragraph-rsid="00206427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line-height="100%"/>
      <style:text-properties fo:font-size="12pt" officeooo:rsid="0027071b" officeooo:paragraph-rsid="0027071b" style:font-size-asian="12pt" style:font-size-complex="12pt"/>
    </style:style>
    <style:style style:name="P5" style:family="paragraph" style:parent-style-name="Standard">
      <style:paragraph-properties fo:line-height="100%"/>
      <style:text-properties fo:font-size="12pt" fo:font-weight="bold" officeooo:rsid="0027071b" officeooo:paragraph-rsid="0027071b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21371b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1371b" style:font-size-asian="12pt" style:font-size-complex="12pt"/>
    </style:style>
    <style:style style:name="P8" style:family="paragraph" style:parent-style-name="Standard">
      <style:paragraph-properties fo:margin-top="0.101cm" fo:margin-bottom="0.499cm" loext:contextual-spacing="false" fo:line-height="100%" fo:text-align="center" style:justify-single-word="false"/>
      <style:text-properties fo:font-size="20pt" fo:font-weight="bold" officeooo:rsid="0021371b" officeooo:paragraph-rsid="0021371b" style:font-size-asian="20pt" style:font-weight-asian="bold" style:font-size-complex="2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21371b" officeooo:paragraph-rsid="0021371b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3cm" fo:margin-bottom="0cm" loext:contextual-spacing="false" fo:line-height="100%" fo:text-align="justify" style:justify-single-word="false"/>
      <style:text-properties fo:font-size="12pt" fo:font-weight="normal" officeooo:rsid="0021371b" officeooo:paragraph-rsid="0021371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.3cm" fo:margin-bottom="0cm" loext:contextual-spacing="false" fo:line-height="100%" fo:text-align="justify" style:justify-single-word="false"/>
      <style:text-properties fo:font-size="12pt" officeooo:paragraph-rsid="002a209d" style:font-size-asian="12pt" style:font-size-complex="12pt"/>
    </style:style>
    <style:style style:name="P12" style:family="paragraph" style:parent-style-name="Text_20_body" style:list-style-name="L1">
      <style:paragraph-properties fo:margin-top="0.3cm" fo:margin-bottom="0cm" loext:contextual-spacing="false" fo:line-height="100%"/>
      <style:text-properties fo:font-size="12pt" style:font-size-asian="12pt" style:font-size-complex="12pt"/>
    </style:style>
    <style:style style:name="P13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paragraph-rsid="0021371b" style:font-size-asian="12pt" style:font-size-complex="12pt"/>
    </style:style>
    <style:style style:name="P14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007fc" officeooo:paragraph-rsid="002007fc" style:font-size-asian="12pt" style:font-size-complex="12pt"/>
    </style:style>
    <style:style style:name="P15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007fc" officeooo:paragraph-rsid="00206427" style:font-size-asian="12pt" style:font-size-complex="12pt"/>
    </style:style>
    <style:style style:name="P16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007fc" officeooo:paragraph-rsid="00363c33" style:font-size-asian="12pt" style:font-size-complex="12pt"/>
    </style:style>
    <style:style style:name="P17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1f017f" officeooo:paragraph-rsid="0021371b" style:font-size-asian="12pt" style:font-size-complex="12pt"/>
    </style:style>
    <style:style style:name="P18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3da92" officeooo:paragraph-rsid="0023da92" style:font-size-asian="12pt" style:font-size-complex="12pt"/>
    </style:style>
    <style:style style:name="P19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45e09" officeooo:paragraph-rsid="00245e09" style:font-size-asian="12pt" style:font-size-complex="12pt"/>
    </style:style>
    <style:style style:name="P20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1c8a9" officeooo:paragraph-rsid="0021c8a9" style:font-size-asian="12pt" style:font-size-complex="12pt"/>
    </style:style>
    <style:style style:name="P21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567bf" officeooo:paragraph-rsid="002567bf" style:font-size-asian="12pt" style:font-size-complex="12pt"/>
    </style:style>
    <style:style style:name="P22" style:family="paragraph" style:parent-style-name="Text_20_body" style:list-style-name="L1">
      <style:paragraph-properties fo:margin-top="0.3cm" fo:margin-bottom="0cm" loext:contextual-spacing="false" fo:line-height="100%"/>
      <style:text-properties fo:font-size="12pt" officeooo:rsid="0027071b" officeooo:paragraph-rsid="0027071b" style:font-size-asian="12pt" style:font-size-complex="12pt"/>
    </style:style>
    <style:style style:name="P23" style:family="paragraph" style:parent-style-name="Text_20_body" style:list-style-name="">
      <style:paragraph-properties fo:margin-top="0.3cm" fo:margin-bottom="0cm" loext:contextual-spacing="false" fo:line-height="100%"/>
      <style:text-properties fo:font-size="12pt" style:text-underline-style="none" officeooo:paragraph-rsid="002007fc" style:font-size-asian="12pt" style:font-size-complex="12pt"/>
    </style:style>
    <style:style style:name="P24" style:family="paragraph" style:parent-style-name="Text_20_body" style:list-style-name="L1">
      <style:paragraph-properties fo:margin-top="0.3cm" fo:margin-bottom="0cm" loext:contextual-spacing="false" fo:line-height="100%"/>
      <style:text-properties officeooo:paragraph-rsid="0027071b"/>
    </style:style>
    <style:style style:name="P25" style:family="paragraph" style:parent-style-name="Text_20_body" style:list-style-name="L1">
      <style:paragraph-properties fo:margin-top="0.3cm" fo:margin-bottom="0cm" loext:contextual-spacing="false" fo:line-height="100%" fo:break-before="page"/>
      <style:text-properties fo:font-size="12pt" style:text-underline-style="none" officeooo:paragraph-rsid="002007fc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6427" style:font-style-asian="italic" style:font-style-complex="italic"/>
    </style:style>
    <style:style style:name="T3" style:family="text">
      <style:text-properties officeooo:rsid="001f017f"/>
    </style:style>
    <style:style style:name="T4" style:family="text">
      <style:text-properties officeooo:rsid="002007fc"/>
    </style:style>
    <style:style style:name="T5" style:family="text">
      <style:text-properties officeooo:rsid="00206427"/>
    </style:style>
    <style:style style:name="T6" style:family="text">
      <style:text-properties officeooo:rsid="0021371b"/>
    </style:style>
    <style:style style:name="T7" style:family="text">
      <style:text-properties fo:font-weight="bold" officeooo:rsid="00347e61" style:font-weight-asian="bold" style:font-weight-complex="bold"/>
    </style:style>
    <style:style style:name="T8" style:family="text">
      <style:text-properties fo:font-weight="bold" officeooo:rsid="0035039a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f017f" style:font-size-asian="12pt" style:font-size-complex="12pt"/>
    </style:style>
    <style:style style:name="T11" style:family="text">
      <style:text-properties fo:font-size="12pt" officeooo:rsid="0021c8a9" style:font-size-asian="12pt" style:font-size-complex="12pt"/>
    </style:style>
    <style:style style:name="T12" style:family="text">
      <style:text-properties fo:font-size="12pt" officeooo:rsid="0023da92" style:font-size-asian="12pt" style:font-size-complex="12pt"/>
    </style:style>
    <style:style style:name="T13" style:family="text">
      <style:text-properties fo:font-size="12pt" officeooo:rsid="00206427" style:font-size-asian="12pt" style:font-size-complex="12pt"/>
    </style:style>
    <style:style style:name="T14" style:family="text">
      <style:text-properties fo:font-size="12pt" officeooo:rsid="0021371b" style:font-size-asian="12pt" style:font-size-complex="12pt"/>
    </style:style>
    <style:style style:name="T1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12pt" fo:font-style="italic" style:font-size-asian="12pt" style:font-size-complex="12pt"/>
    </style:style>
    <style:style style:name="T17" style:family="text">
      <style:text-properties officeooo:rsid="0021b66b"/>
    </style:style>
    <style:style style:name="T18" style:family="text">
      <style:text-properties officeooo:rsid="0023da92"/>
    </style:style>
    <style:style style:name="T19" style:family="text">
      <style:text-properties officeooo:rsid="00245e09"/>
    </style:style>
    <style:style style:name="T20" style:family="text">
      <style:text-properties officeooo:rsid="002567bf"/>
    </style:style>
    <style:style style:name="T21" style:family="text">
      <style:text-properties officeooo:rsid="002b75b5"/>
    </style:style>
    <style:style style:name="T22" style:family="text">
      <style:text-properties officeooo:rsid="002c638c"/>
    </style:style>
    <style:style style:name="T23" style:family="text">
      <style:text-properties officeooo:rsid="00347e61"/>
    </style:style>
    <style:style style:name="T24" style:family="text">
      <style:text-properties officeooo:rsid="0035039a"/>
    </style:style>
    <text:list-style style:name="L1">
      <text:list-level-style-number text:level="1" style:num-suffix=")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2cm" text:min-label-width="0.499cm"/>
      </text:list-level-style-number>
      <text:list-level-style-number text:level="3" style:num-suffix=")" style:num-format="a" text:display-levels="3">
        <style:list-level-properties text:space-before="3.24cm" text:min-label-width="0.499cm"/>
      </text:list-level-style-number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BALHO <text:span text:style-name="T21">TRIMESTRAL</text:span> 1</text:p>
      <text:p text:style-name="P7">O objetivo do trabalho bimestral 1 <text:span text:style-name="T6">será</text:span> instalar uma distribuição <text:span text:style-name="T17">GNU/</text:span>Linux diferentes daquela que será utilizada <text:span text:style-name="T3">em sala de aula</text:span>.</text:p>
      <text:p text:style-name="P6"><text:span text:style-name="T9"><text:line-break/>Os alunos serão divididos em duplas e </text:span><text:span text:style-name="T15">cada deverá escolher uma distribuição diferente</text:span><text:span text:style-name="T9">, preferencialmente as </text:span><text:span text:style-name="T16">top 10</text:span><text:span text:style-name="T9"> disponíveis </text:span><text:span text:style-name="T10">no <text:s/></text:span><text:a xlink:type="simple" xlink:href="https://www.distrowatch.com/dwres.php?resource=major" text:style-name="Internet_20_link" text:visited-style-name="Visited_20_Internet_20_Link"><text:span text:style-name="T10">www.distrowatch.com</text:span></text:a><text:span text:style-name="T9">. Porém, as duplas pode</text:span><text:span text:style-name="T10">m, e são encorajadas, a instalar outras distribuições, podendo ser mais valoradas. </text:span></text:p>
      <text:p text:style-name="P7"><text:line-break/><text:span text:style-name="T6">Os alunos deverão fazer </text:span>apresentações de 15 a 20 minutos de <text:s/>onde deverão expor aos colegas o <text:span text:style-name="T6">trabalho realizado sobre a distribuição pesquisada.</text:span></text:p>
      <text:p text:style-name="P7"/>
      <text:p text:style-name="P9">1) Critérios de avaliação</text:p>
      <text:p text:style-name="P10">O trabalho será avaliado de acordo com os seguintes critérios:</text:p>
      <text:list xml:id="list953136239" text:style-name="L1">
        <text:list-item>
          <text:p text:style-name="P11">Por que ela foi criada? <text:span text:style-name="T7">( 2,5 pontos )</text:span></text:p>
          <text:p text:style-name="P11"><text:span text:style-name="T4">Muitas distribuições foram criadas com objetivos específicos. </text:span></text:p>
        </text:list-item>
        <text:list-item>
          <text:p text:style-name="P12">História e evolução da distribuição. <text:span text:style-name="T7">( 2,5 pontos )</text:span></text:p>
          <text:p text:style-name="P16">O que mudou de versão para versão? </text:p>
          <text:p text:style-name="P16"><text:span text:style-name="T22">Quais foram as principais inovações? </text:span></text:p>
          <text:p text:style-name="P16"><text:span text:style-name="T22">Quais as tecnologias envolvidas? </text:span></text:p>
        </text:list-item>
        <text:list-item>
          <text:p text:style-name="P12">Passo-a-passo da instalação, <text:span text:style-name="T5">com </text:span><text:span text:style-name="T2">s</text:span><text:span text:style-name="T1">creenshots</text:span> <text:span text:style-name="T8">( 2 pontos )</text:span></text:p>
          <text:p text:style-name="P14">A maior parte das distribuições hoje em dia possuem instalação por meio de interface gráfica. Outras podem ter o processo mais complicado <text:span text:style-name="T5">e/</text:span>ou detalhado. </text:p>
        </text:list-item>
      </text:list>
      <text:p text:style-name="P23"/>
      <text:list xml:id="list204549028093803" text:continue-numbering="true" text:style-name="L1">
        <text:list-item>
          <text:p text:style-name="P25">Diferenças entre a distribuição escolhida e a<text:span text:style-name="T4">s</text:span> utilizada<text:span text:style-name="T4">s</text:span> em aula. <text:span text:style-name="T7">(3 pontos)</text:span></text:p>
          <text:p text:style-name="P13"><text:span text:style-name="T4">Q</text:span>uestões importantes que devem ser respondidas:</text:p>
          <text:list>
            <text:list-item>
              <text:p text:style-name="P17">GUI da distribuição.</text:p>
              <text:list>
                <text:list-item>
                  <text:p text:style-name="P24"><text:span text:style-name="T11">Qual o nome da interface gr</text:span><text:span text:style-name="T12">á</text:span><text:span text:style-name="T11">fica utilizada? </text:span><text:span text:style-name="T10">A GUI possui uma interfaces mais “bonita”? É mais lenta a execução</text:span></text:p>
                </text:list-item>
                <text:list-item>
                  <text:p text:style-name="P24"><text:span text:style-name="T13">Como ini</text:span><text:span text:style-name="T14">ci</text:span><text:span text:style-name="T13">ar </text:span><text:span text:style-name="T14">o terminal?</text:span></text:p>
                </text:list-item>
              </text:list>
            </text:list-item>
            <text:list-item>
              <text:p text:style-name="P15">Gerenciador de Pacotes. </text:p>
              <text:list>
                <text:list-item>
                  <text:p text:style-name="P15"><text:span text:style-name="T18">Ela utiliza gerenciador de pacotes</text:span>? <text:span text:style-name="T18">Se sim, qual seu nome?</text:span></text:p>
                </text:list-item>
                <text:list-item>
                  <text:p text:style-name="P18">Como instalar <text:span text:style-name="T19">e desinstalar </text:span>aplicações utilizando a interface gráfic<text:span text:style-name="T19">a </text:span>e <text:span text:style-name="T19">depois</text:span> pelo terminal?</text:p>
                  <text:p text:style-name="P19">Nesse item, utilizem como base <text:span text:style-name="T20">a instalação e desinstalação do programa </text:span></text:p>
                </text:list-item>
              </text:list>
            </text:list-item>
            <text:list-item>
              <text:p text:style-name="P20">Aplicações essenciais</text:p>
              <text:list>
                <text:list-item>
                  <text:p text:style-name="P20">Navegador</text:p>
                </text:list-item>
                <text:list-item>
                  <text:p text:style-name="P21">Bloco de notas</text:p>
                </text:list-item>
                <text:list-item>
                  <text:p text:style-name="P20">Editor de texto</text:p>
                </text:list-item>
                <text:list-item>
                  <text:p text:style-name="P18">Apresentação de slides</text:p>
                </text:list-item>
                <text:list-item>
                  <text:p text:style-name="P18">Planilha eletrônica</text:p>
                </text:list-item>
              </text:list>
            </text:list-item>
          </text:list>
        </text:list-item>
        <text:list-item>
          <text:p text:style-name="P22">Outros</text:p>
          <text:p text:style-name="P22">Outras informações que julgarem únicas para a distribuição estudada, potencialmente valendo pontos extras …</text:p>
          <text:p text:style-name="P22"/>
        </text:list-item>
      </text:list>
      <text:p text:style-name="P5">2) Entrega</text:p>
      <text:p text:style-name="P4">Além da apresentação, os alunos deverão entregar pelo AVA o trabalho, em formato PDF, a fim de disponibiliza-lo aos demais coleg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2cm" style:type="center"/>
          <style:tab-stop style:position="10.84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206427" officeooo:paragraph-rsid="00206427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officeooo:rsid="00206427" officeooo:paragraph-rsid="00206427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. Bruno Policarpo Toledo Freitas</text:p>
      </style:header>
      <style:footer>
        <text:p text:style-name="MP3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1:33:29.490808444</meta:creation-date>
    <dc:date>2020-04-21T20:40:07.135949491</dc:date>
    <meta:editing-duration>PT1H16M4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52" meta:character-count="2290" meta:non-whitespace-character-count="1983"/>
  </office:meta>
</office:document-meta>
</file>